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font-name="Arial" style:font-name-complex="Arial"/>
    </style:style>
    <style:style style:name="T15" style:parent-style-name="DefaultParagraphFont" style:family="text">
      <style:text-properties style:font-name="Aptos" style:font-name-complex="Aptos"/>
    </style:style>
    <style:style style:name="T16" style:parent-style-name="DefaultParagraphFont" style:family="text">
      <style:text-properties style:font-name="Aptos" style:font-name-complex="Aptos"/>
    </style:style>
    <style:style style:name="T17" style:parent-style-name="DefaultParagraphFont" style:family="text">
      <style:text-properties style:font-name="Aptos" style:font-name-complex="Aptos"/>
    </style:style>
  </office:automatic-styles>
  <office:body>
    <office:text text:use-soft-page-breaks="true">
      <text:p text:style-name="P1"><text:line-break/>How people can be managed to overcome cyber security attacks from the inside</text:p>
      <text:p text:style-name="Normal">Monday, 12 August 2024, 12:48 PM</text:p>
      <text:p text:style-name="Normal">by <text:a xlink:href="https://www.my-course.co.uk/user/view.php?id=24199&amp;course=12059" office:target-frame-name="_top" xlink:show="replace"><text:span text:style-name="Hyperlink">Todd Edge</text:span></text:a></text:p>
      <text:p text:style-name="P2">Visible to participants on this course</text:p>
      <text:p text:style-name="Normal">- <text:a xlink:href="https://www.my-course.co.uk/mod/oublog/viewedit.php?edit=48065" office:target-frame-name="_top" xlink:show="replace"><text:span text:style-name="Hyperlink">Edited by Todd Edge, Monday, 12 August 2024, 12:50 PM</text:span></text:a></text:p>
      <text:p text:style-name="Normal"><text:span text:style-name="T3">Awareness</text:span><text:line-break/>Having awareness of cybersecurity means that users have some knowledge of how cybercriminals might attack their devices. Users’ sharing their passwords, or use of weak passwords, poses a significant problem for modern web applications (Pillai (2017). Working as an IT technician in a school, it is my responsibility to educate colleagues and pupils on the importance of password security.<text:line-break/><text:line-break/><text:span text:style-name="T4">Access Control</text:span><text:span text:style-name="T5"><text:line-break/></text:span>Access control ensures that data is available only to those with permission to view said data (ISO/IEC 27000, 2018). When passwords are shared by staff members at my school, a user could be gaining an unauthorised level of access to data. It is, agf fain, therefore imperative that I ensure password security in our school, as well as ensuring that our access control systems are robust (OWASP, 2017).<text:line-break/><text:line-break/><text:span text:style-name="T6">Behavioural monitoring</text:span><text:span text:style-name="T7"><text:line-break/></text:span>Behavioural monitoring involves logging suspicious behaviour by a user working within an internal network. Anti-virus software – such as that used on my school’s devices –flag up incidents to administrators wherein a user is trying to access a file, folder or process that their user account does not have permission to access. This is seen as unusual and suspicious behaviour and alerts me to this behaviour so that I can then investigate why this user was trying to access information and put a stop to it.<text:line-break/><text:line-break/><text:span text:style-name="T8">Screening</text:span><text:span text:style-name="T9"><text:line-break/></text:span>Employee screening involves an analysis of a potential employee’s background, including their employment and criminal record history. Researching a candidate before employment could alert employers to said candidate’s prior involvement in cybercrime. DBS checks – mandatory at our school - flag up any criminal convictions and thus goes some way to protect us from such insider threats.<text:line-break/><text:line-break/><text:span text:style-name="T10">Incident management</text:span><text:span text:style-name="T11"><text:line-break/></text:span>Incident management is the process of responding appropriately to security incidents by detecting, reporting, assessing, responding to, dealing with, and learning from said<text:s/><text:soft-page-break/>incidents (ISO/IEC 27000, 2018). At my school, we have the ability to remotely wipe a user’s hard drive if a device is lost so that company information is kept secure.<text:line-break/><text:line-break/><text:span text:style-name="T12">References</text:span><text:span text:style-name="T13"><text:line-break/></text:span><text:line-break/>Pillai, AB. (2017). Software Architecture with Python<text:span text:style-name="T14"> </text:span>: Architect and Design Highly Scalable, Robust, Clean, and Highly Performant Applications in Python. Packt Publishing.<text:line-break/><text:line-break/>ISO/IEC 27000. (2018) Information technology<text:s/><text:span text:style-name="T15">—</text:span><text:s/>Security techniques<text:s/><text:span text:style-name="T16">—</text:span><text:s/>Information security management systems<text:s/><text:span text:style-name="T17">—</text:span><text:s/>Overview and vocabulary. Available from: https://www.iso.org/obp/ui/#iso:std:iso-iec:27000:ed-5:v1:en [Accessed 4 August 2024].<text:line-break/><text:line-break/>OWASP Foundation. (2017) OWASP Top 10. Available from: https://owasp.org/www-project-top-ten/ [Accessed 4 August 2024]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odd Edge</meta:initial-creator>
    <dc:creator>Todd Edge</dc:creator>
    <meta:creation-date>2024-10-19T00:20:00Z</meta:creation-date>
    <dc:date>2024-10-19T00:21:00Z</dc:date>
    <meta:template xlink:href="Normal.dotm" xlink:type="simple"/>
    <meta:editing-cycles>1</meta:editing-cycles>
    <meta:editing-duration>PT60S</meta:editing-duration>
    <meta:document-statistic meta:page-count="2" meta:paragraph-count="6" meta:word-count="452" meta:character-count="3028" meta:row-count="21" meta:non-whitespace-character-count="2582"/>
  </office:meta>
</office:document-meta>
</file>